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2" style:family="graphic" style:parent-style-name="standard">
      <style:graphic-properties draw:fill="solid" draw:fill-color="#729fcf" draw:opacity="36%" draw:textarea-horizontal-align="justify" draw:textarea-vertical-align="top" draw:auto-grow-height="false" fo:min-height="6.862cm" fo:min-width="5.977cm" draw:shadow-opacity="36%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5.592cm" fo:min-width="7.501cm"/>
    </style:style>
    <style:style style:name="gr4" style:family="graphic" style:parent-style-name="standard">
      <style:graphic-properties draw:fill-color="#dddddd" draw:opacity="100%" draw:textarea-horizontal-align="justify" draw:textarea-vertical-align="top" draw:auto-grow-height="false" fo:min-height="6.862cm" fo:min-width="4.58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fff9ae" draw:textarea-horizontal-align="justify" draw:textarea-vertical-align="top" draw:auto-grow-height="false" fo:min-height="2.417cm" fo:min-width="4.834cm"/>
    </style:style>
    <style:style style:name="gr7" style:family="graphic" style:parent-style-name="standard">
      <style:graphic-properties draw:fill-color="#fff9ae" draw:textarea-horizontal-align="justify" draw:textarea-vertical-align="top" draw:auto-grow-height="false" fo:min-height="2.702cm" fo:min-width="4.58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4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417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>
      <style:graphic-properties draw:fill="solid" draw:fill-color="#729fcf" draw:opacity="36%" draw:textarea-horizontal-align="justify" draw:textarea-vertical-align="middle" draw:auto-grow-height="false" fo:min-height="0.512cm" fo:min-width="3.31cm" draw:shadow-opacity="36%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894cm" fo:min-width="0.856cm"/>
    </style:style>
    <style:style style:name="gr21" style:family="graphic" style:parent-style-name="standard">
      <style:graphic-properties draw:fill-color="#000000" draw:textarea-horizontal-align="justify" draw:textarea-vertical-align="top" draw:auto-grow-height="false" fo:min-height="1.045cm" fo:min-width="1.406cm"/>
    </style:style>
    <style:style style:name="gr22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23" style:family="graphic" style:parent-style-name="standard">
      <style:graphic-properties draw:fill-color="#fff9ae" draw:textarea-horizontal-align="justify" draw:textarea-vertical-align="top" draw:auto-grow-height="false" fo:min-height="2.925cm" fo:min-width="4.58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512cm" fo:min-width="3.945cm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>
      <style:graphic-properties draw:stroke="dash" draw:stroke-dash="Line_20_Style_20_9" draw:fill-color="#fff9ae" draw:textarea-horizontal-align="justify" draw:textarea-vertical-align="top" draw:auto-grow-height="false" fo:min-height="2.417cm" fo:min-width="4.58cm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417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-color="#000000"/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729fcf" draw:opacity="36%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9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2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729fcf" draw:opacity="36%"/>
      <style:paragraph-properties fo:text-align="center"/>
    </style:style>
    <style:style style:name="P20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8pt" style:font-size-asian="8pt" style:font-size-complex="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816cm" svg:x="4.275cm" svg:y="17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6.477cm" svg:height="7.112cm" svg:x="1cm" svg:y="1cm">
          <text:p text:style-name="P2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001cm" svg:height="5.842cm" svg:x="1cm" svg:y="10.271cm">
          <text:p text:style-name="P4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7.112cm" svg:x="8.35cm" svg:y="1cm">
          <text:p text:style-name="P4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08cm" svg:height="2.54cm" svg:x="1.7cm" svg:y="5.075cm">
          <text:p text:style-name="P4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34cm" svg:height="2.667cm" svg:x="1cm" svg:y="20.05cm">
          <text:p text:style-name="P4"><text:span text:style-name="T1">Docker container:</text:span></text:p>
          <text:p text:style-name="P4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3.667cm" svg:y="10.903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2.524cm" svg:y="11.939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8cm" svg:height="2.952cm" svg:x="1.391cm" svg:y="12.907cm">
          <text:p text:style-name="P4"><text:span text:style-name="T1">Docker </text:span><text:span text:style-name="T1">contain</text:span><text:span text:style-name="T1">er:</text:span></text:p>
          <text:p text:style-name="P4"><text:span text:style-name="T1">senzing</text:span><text:span text:style-name="T1">/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0.762cm" svg:x="1.962cm" svg:y="6.378cm">
          <text:p text:style-name="P7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0.762cm" svg:x="1.632cm" svg:y="14.008cm">
          <text:p text:style-name="P7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08cm" svg:height="2.54cm" svg:x="1.7cm" svg:y="1.9cm">
          <text:p text:style-name="P4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953cm" svg:y1="3.794cm" svg:x2="5.953cm" svg:y2="6.461cm">
          <text:p/>
        </draw:line>
        <draw:line draw:style-name="gr10" draw:text-style-name="P10" draw:layer="layout" svg:x1="4.165cm" svg:y1="7.096cm" svg:x2="4.175cm" svg:y2="8.874cm">
          <text:p/>
        </draw:line>
        <draw:custom-shape draw:style-name="gr11" draw:text-style-name="P11" draw:layer="layout" svg:width="4.445cm" svg:height="0.762cm" svg:x="1.962cm" svg:y="8.943cm">
          <text:p text:style-name="P7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319cm" svg:y1="9.442cm" svg:x2="5.318cm" svg:y2="14.081cm">
          <text:p/>
        </draw:line>
        <draw:line draw:style-name="gr10" draw:text-style-name="P10" draw:layer="layout" svg:x1="4.033cm" svg:y1="15.097cm" svg:x2="4.033cm" svg:y2="17.637cm">
          <text:p/>
        </draw:line>
        <draw:custom-shape draw:style-name="gr12" draw:text-style-name="P8" draw:layer="layout" svg:width="3.81cm" svg:height="0.762cm" svg:x="8.904cm" svg:y="2.878cm">
          <text:p text:style-name="P7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81cm" svg:height="0.762cm" svg:x="8.904cm" svg:y="3.894cm">
          <text:p text:style-name="P7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81cm" svg:height="0.762cm" svg:x="8.904cm" svg:y="1.878cm">
          <text:p text:style-name="P7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4.445cm" svg:height="0.762cm" svg:x="1.954cm" svg:y="3.043cm">
          <text:p text:style-name="P7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8" draw:layer="layout" svg:width="4.445cm" svg:height="0.762cm" svg:x="1.254cm" svg:y="20.954cm">
          <text:p text:style-name="P7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618cm" svg:y1="18.653cm" svg:x2="5.618cm" svg:y2="20.939cm">
          <text:p/>
        </draw:line>
        <draw:custom-shape draw:style-name="gr5" draw:text-style-name="P6" draw:layer="layout" svg:width="5.08cm" svg:height="2.54cm" svg:x="1cm" svg:y="23.225cm">
          <text:p text:style-name="P4"><text:span text:style-name="T1">Docker container:</text:span></text:p>
          <text:p text:style-name="P4"><text:span text:style-name="T1">senzing/entity-search-</text:span><text:span text:style-name="T1">web-ap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0.762cm" svg:x="1.254cm" svg:y="24.629cm">
          <text:p text:style-name="P7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318cm" svg:y1="22.18cm" svg:x2="5.318cm" svg:y2="24.801cm">
          <text:p/>
        </draw:line>
        <draw:custom-shape draw:style-name="gr16" draw:text-style-name="P14" draw:layer="layout" svg:width="5.08cm" svg:height="2.667cm" svg:x="9.89cm" svg:y="14.008cm">
          <text:p text:style-name="P13"><text:span text:style-name="T4">Docker container:</text:span></text:p>
          <text:p text:style-name="P13"><text:span text:style-name="T4">senzing/redo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.445cm" svg:height="0.762cm" svg:x="10.271cm" svg:y="14.951cm">
          <text:p text:style-name="P15"><text:span text:style-name="T5">redoer</text:span></text:p>
          <draw:enhanced-geometry svg:viewBox="0 0 21600 21600" draw:type="rectangle" draw:enhanced-path="M 0 0 L 21600 0 21600 21600 0 21600 0 0 Z N"/>
        </draw:custom-shape>
        <draw:line draw:style-name="gr18" draw:text-style-name="P17" draw:layer="layout" svg:x1="10.271cm" svg:y1="15.986cm" svg:x2="6.207cm" svg:y2="18.018cm">
          <text:p/>
        </draw:line>
        <draw:custom-shape draw:style-name="gr19" draw:text-style-name="P19" draw:layer="layout" svg:width="3.81cm" svg:height="0.762cm" svg:x="8.874cm" svg:y="4.983cm">
          <text:p text:style-name="P18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2.032cm" svg:height="1.143cm" svg:x="7.423cm" svg:y="17.537cm">
          <text:p text:style-name="P18"><text:span text:style-name="T1">AWS </text:span></text:p>
          <text:p text:style-name="P18"><text:span text:style-name="T1">EF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1.905cm" svg:height="1.816cm" svg:x="1.889cm" svg:y="16.9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" draw:layer="layout" svg:width="1.905cm" svg:height="2.07cm" svg:x="3.032cm" svg:y="17.599cm">
          <text:p text:style-name="P7"><text:span text:style-name="T6">AWS</text:span><text:span text:style-name="T6"><text:line-break/></text:span><text:span text:style-name="T6">Aurora</text:span><text:span text:style-name="T6"><text:line-break/></text:span><text:span text:style-name="T6">Postgres</text:span><text:span text:style-name="T6"><text:line-break/></text:span><text:span text:style-name="T6">Serverl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2" draw:text-style-name="P10" draw:layer="layout" svg:x1="6.08cm" svg:y1="15.097cm" svg:x2="8.493cm" svg:y2="17.51cm">
          <text:p/>
        </draw:line>
        <draw:custom-shape draw:style-name="gr23" draw:text-style-name="P6" draw:layer="layout" svg:width="5.08cm" svg:height="3.175cm" svg:x="9.89cm" svg:y="16.913cm">
          <text:p text:style-name="P4"><text:span text:style-name="T1">Docker container:</text:span><text:span text:style-name="T1"><text:line-break/></text:span><text:span text:style-name="T1">senzing/xter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7.25cm" svg:y="23.225cm">
          <text:p text:style-name="P4"><text:span text:style-name="T1">Docker container:</text:span><text:span text:style-name="T1"><text:line-break/></text:span><text:span text:style-name="T1">swaggerapi/swagger-ui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4.445cm" svg:height="0.762cm" svg:x="7.604cm" svg:y="24.494cm">
          <text:p text:style-name="P7"><text:span text:style-name="T2">Swagger UI</text:span></text:p>
          <draw:enhanced-geometry svg:viewBox="0 0 21600 21600" draw:type="rectangle" draw:enhanced-path="M 0 0 L 21600 0 21600 21600 0 21600 0 0 Z N"/>
        </draw:custom-shape>
        <draw:line draw:style-name="gr25" draw:text-style-name="P17" draw:layer="layout" svg:x1="5.699cm" svg:y1="21.193cm" svg:x2="7.604cm" svg:y2="24.495cm">
          <text:p/>
        </draw:line>
        <draw:custom-shape draw:style-name="gr26" draw:text-style-name="P6" draw:layer="layout" svg:width="5.08cm" svg:height="2.667cm" svg:x="9.89cm" svg:y="20.304cm">
          <text:p text:style-name="P4"><text:span text:style-name="T1">Docker container:</text:span><text:span text:style-name="T1"><text:line-break/></text:span><text:span text:style-name="T1">senzing/jupyt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4.445cm" svg:height="0.762cm" svg:x="10.144cm" svg:y="21.247cm">
          <text:p text:style-name="P7"><text:span text:style-name="T2">Jupyter Notebook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445cm" svg:height="0.762cm" svg:x="10.271cm" svg:y="15.713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445cm" svg:height="0.762cm" svg:x="10.144cm" svg:y="22.026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445cm" svg:height="0.762cm" svg:x="10.186cm" svg:y="19.101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4.445cm" svg:height="0.762cm" svg:x="1.646cm" svg:y="14.713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2.563cm" svg:height="0.445cm" draw:transform="skewX (0.50492375260196) rotate (0.422369678982628) translate (10.297cm 18.621cm)">
          <text:p text:style-name="P15"><text:span text:style-name="T7">G2Command.py</text:span></text:p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2.563cm" svg:height="0.445cm" draw:transform="skewX (0.50492375260196) rotate (0.422369678982628) translate (11.396cm 18.621cm)">
          <text:p text:style-name="P15"><text:span text:style-name="T7">G2ConfigTool.py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2.563cm" svg:height="0.445cm" draw:transform="skewX (0.50492375260196) rotate (0.422369678982628) translate (12.495cm 18.621cm)">
          <text:p text:style-name="P15"><text:span text:style-name="T7">G2Explorer.py</text:span></text:p>
          <draw:enhanced-geometry svg:viewBox="0 0 21600 21600" draw:type="rectangle" draw:enhanced-path="M 0 0 L 21600 0 21600 21600 0 21600 0 0 Z N"/>
        </draw:custom-shape>
        <draw:line draw:style-name="gr34" draw:text-style-name="P17" draw:layer="layout" svg:x1="6.207cm" svg:y1="18.272cm" svg:x2="10.144cm" svg:y2="19.669cm">
          <text:p/>
        </draw:line>
        <draw:line draw:style-name="gr35" draw:text-style-name="P17" draw:layer="layout" svg:x1="6.207cm" svg:y1="18.526cm" svg:x2="10.144cm" svg:y2="22.59cm">
          <text:p/>
        </draw:line>
        <draw:custom-shape draw:style-name="gr36" draw:text-style-name="P14" draw:layer="layout" svg:width="5.08cm" svg:height="2.667cm" svg:x="9.89cm" svg:y="11.008cm">
          <text:p text:style-name="P13"><text:span text:style-name="T4">Docker container:</text:span></text:p>
          <text:p text:style-name="P13"><text:span text:style-name="T4">senzing/sshd</text:span></text:p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10.271cm" svg:y1="16.367cm" svg:x2="9.128cm" svg:y2="17.51cm">
          <text:p/>
        </draw:line>
        <draw:line draw:style-name="gr22" draw:text-style-name="P10" draw:layer="layout" svg:x1="10.144cm" svg:y1="19.288cm" svg:x2="9.255cm" svg:y2="18.653cm">
          <text:p/>
        </draw:line>
        <draw:line draw:style-name="gr22" draw:text-style-name="P10" draw:layer="layout" svg:x1="10.142cm" svg:y1="22.091cm" svg:x2="8.874cm" svg:y2="18.653cm">
          <text:p/>
        </draw:line>
        <draw:line draw:style-name="gr37" draw:text-style-name="P23" draw:layer="layout" svg:x1="8.901cm" svg:y1="6.842cm" svg:x2="12.711cm" svg:y2="6.842cm">
          <text:p text:style-name="P22"><text:span text:style-name="T1">NFS mount</text:span></text:p>
        </draw:line>
        <draw:line draw:style-name="gr38" draw:text-style-name="P23" draw:layer="layout" svg:x1="8.901cm" svg:y1="6.334cm" svg:x2="12.711cm" svg:y2="6.334cm">
          <text:p text:style-name="P18"><text:span text:style-name="T1">Data flow</text:span></text:p>
        </draw:line>
        <draw:line draw:style-name="gr39" draw:text-style-name="P17" draw:layer="layout" svg:x1="8.901cm" svg:y1="7.35cm" svg:x2="12.711cm" svg:y2="7.35cm">
          <text:p text:style-name="P24"><text:span text:style-name="T1">Data access</text:span></text:p>
        </draw:line>
        <draw:custom-shape draw:style-name="gr40" draw:text-style-name="P16" draw:layer="layout" svg:width="4.445cm" svg:height="0.762cm" svg:x="1.244cm" svg:y="21.726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5.699cm" svg:y1="22.082cm" svg:x2="8.493cm" svg:y2="18.6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12-30T17:16:09.117488231</dc:date>
    <meta:editing-duration>PT2H22M18S</meta:editing-duration>
    <meta:editing-cycles>38</meta:editing-cycles>
    <meta:generator>LibreOffice/6.0.7.3$Linux_X86_64 LibreOffice_project/00m0$Build-3</meta:generator>
    <meta:document-statistic meta:object-count="58"/>
  </office:meta>
</office:document-meta>
</file>